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, monospace"/>
    <style:font-face style:name="Source Sans Pro" svg:font-family="'Source Sans Pro', 'Lucida Grande'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table:align="left"/>
    </style:style>
    <style:style style:name="Tabla1.A" style:family="table-column">
      <style:table-column-properties style:column-width="3.51cm"/>
    </style:style>
    <style:style style:name="Tabla1.B" style:family="table-column">
      <style:table-column-properties style:column-width="8.149cm"/>
    </style:style>
    <style:style style:name="Tabla1.C" style:family="table-column">
      <style:table-column-properties style:column-width="2.84cm"/>
    </style:style>
    <style:style style:name="Tabla1.D" style:family="table-column">
      <style:table-column-properties style:column-width="3.09cm"/>
    </style:style>
    <style:style style:name="Tabla1.A1" style:family="table-cell">
      <style:table-cell-properties style:vertical-align="middle" fo:background-color="#ffffff" fo:padding-left="0.344cm" fo:padding-right="0.344cm" fo:padding-top="0.159cm" fo:padding-bottom="0.159cm" fo:border="0.05pt solid #000000">
        <style:background-image/>
      </style:table-cell-properties>
    </style:style>
    <style:style style:name="Tabla1.B1" style:family="table-cell">
      <style:table-cell-properties style:vertical-align="middle" fo:background-color="#ffffff" fo:padding-left="0.318cm" fo:padding-right="0.318cm" fo:padding-top="0.049cm" fo:padding-bottom="0.049cm" fo:border="0.05pt solid #000000">
        <style:background-image/>
      </style:table-cell-properties>
    </style:style>
    <style:style style:name="Tabla1.A3" style:family="table-cell">
      <style:table-cell-properties style:vertical-align="middle" fo:background-color="#f3f3f3" fo:padding-left="0.344cm" fo:padding-right="0.344cm" fo:padding-top="0.159cm" fo:padding-bottom="0.159cm" fo:border="0.05pt solid #000000">
        <style:background-image/>
      </style:table-cell-properties>
    </style:style>
    <style:style style:name="Tabla1.B3" style:family="table-cell">
      <style:table-cell-properties style:vertical-align="middle" fo:background-color="#f3f3f3" fo:padding-left="0.318cm" fo:padding-right="0.318cm" fo:padding-top="0.049cm" fo:padding-bottom="0.049cm" fo:border="0.05pt solid #000000">
        <style:background-image/>
      </style:table-cell-properties>
    </style:style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37c69d"/>
    </style:style>
    <style:style style:name="P3" style:family="paragraph" style:parent-style-name="Text_20_body">
      <style:paragraph-properties fo:margin-left="0cm" fo:margin-right="0cm" fo:margin-top="0cm" fo:margin-bottom="0.397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Source Sans Pro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397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inherit" fo:font-size="12pt" fo:letter-spacing="normal" fo:font-style="normal" fo:font-weight="normal" officeooo:paragraph-rsid="00244646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inherit" fo:font-size="12pt" fo:letter-spacing="normal" fo:font-style="normal" fo:font-weight="normal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333333" style:font-name="inherit" fo:font-size="12pt" fo:font-weight="normal"/>
    </style:style>
    <style:style style:name="P7" style:family="paragraph" style:parent-style-name="Standard">
      <style:paragraph-properties fo:text-align="justify" style:justify-single-word="false"/>
      <style:text-properties officeooo:rsid="001e2358" officeooo:paragraph-rsid="001e2358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333333" style:font-name="Source Sans Pro" fo:font-size="12pt" fo:letter-spacing="normal" fo:font-style="normal" fo:font-weight="normal" officeooo:rsid="001e2358" officeooo:paragraph-rsid="001e2358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999966" style:font-name="inherit" fo:font-size="12pt" fo:letter-spacing="normal" fo:font-style="normal" fo:font-weight="normal" officeooo:rsid="001e2358" officeooo:paragraph-rsid="001e2358" fo:padding="0cm" fo:border="none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999966" style:font-name="Source Sans Pro" fo:font-size="12pt" fo:letter-spacing="normal" fo:font-style="normal" fo:font-weight="normal" officeooo:rsid="001e2358" officeooo:paragraph-rsid="001e2358"/>
    </style:style>
    <style:style style:name="P11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fo:font-size="11pt" officeooo:paragraph-rsid="002e50df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fo:color="#ff0000" fo:font-size="11pt" fo:font-weight="bold" officeooo:rsid="001ebd6b" officeooo:paragraph-rsid="001ebd6b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ff0000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fo:font-size="12pt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2pt" officeooo:paragraph-rsid="002e50df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1pt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1pt" officeooo:paragraph-rsid="00282aee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1pt" officeooo:paragraph-rsid="002b6917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1pt" officeooo:paragraph-rsid="00308e16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1pt" officeooo:rsid="00301f4a" officeooo:paragraph-rsid="00301f4a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1pt" officeooo:rsid="00301f4a" officeooo:paragraph-rsid="00308e16" style:font-size-asian="11pt" style:font-size-complex="11pt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999966" style:font-name="inherit" fo:font-size="12pt" fo:letter-spacing="normal" fo:font-style="normal" fo:font-weight="normal" fo:padding="0cm" fo:border="none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999966" fo:letter-spacing="normal" fo:padding="0cm" fo:border="none"/>
    </style:style>
    <style:style style:name="P26" style:family="paragraph" style:parent-style-name="Heading_20_2">
      <style:paragraph-properties fo:text-align="justify" style:justify-single-word="false"/>
      <style:text-properties fo:font-variant="normal" fo:text-transform="none" fo:color="#333333" style:font-name="Source Sans Pro" fo:font-size="18pt" fo:letter-spacing="normal" fo:font-style="normal" fo:font-weight="bold" officeooo:rsid="0023254f" officeooo:paragraph-rsid="0023254f"/>
    </style:style>
    <style:style style:name="P27" style:family="paragraph" style:parent-style-name="Heading_20_3">
      <style:paragraph-properties fo:text-align="justify" style:justify-single-word="false"/>
      <style:text-properties fo:font-variant="normal" fo:text-transform="none" fo:color="#333333" style:font-name="Source Sans Pro" fo:font-size="15pt" fo:letter-spacing="normal" fo:font-style="normal" fo:font-weight="bold" officeooo:rsid="001e2358" officeooo:paragraph-rsid="001e2358"/>
    </style:style>
    <style:style style:name="P28" style:family="paragraph" style:parent-style-name="Heading_20_3">
      <style:paragraph-properties fo:margin-left="0cm" fo:margin-right="0cm" fo:margin-top="0.423cm" fo:margin-bottom="0.106cm" style:contextual-spacing="false" fo:line-height="100%" fo:orphans="2" fo:widows="2" fo:text-indent="0cm" style:auto-text-indent="false" fo:padding="0cm" fo:border="none"/>
      <style:text-properties fo:font-variant="normal" fo:text-transform="none" style:font-name="Source Sans Pro" fo:font-size="15pt" fo:letter-spacing="normal" fo:font-style="normal" fo:font-weight="bold"/>
    </style:style>
    <style:style style:name="P29" style:family="paragraph" style:parent-style-name="Heading_20_4">
      <style:paragraph-properties fo:margin-left="0cm" fo:margin-right="0cm" fo:margin-top="0.423cm" fo:margin-bottom="0.106cm" style:contextual-spacing="false" fo:orphans="2" fo:widows="2" fo:text-indent="0cm" style:auto-text-indent="false" fo:padding="0cm" fo:border="none"/>
      <style:text-properties fo:font-variant="normal" fo:text-transform="none" fo:color="#333333" style:font-name="Source Sans Pro" fo:font-size="13.5pt" fo:letter-spacing="normal" fo:font-style="normal" fo:font-weight="bold"/>
    </style:style>
    <style:style style:name="P30" style:family="paragraph" style:parent-style-name="Heading_20_4">
      <style:paragraph-properties fo:margin-left="0cm" fo:margin-right="0cm" fo:margin-top="0.423cm" fo:margin-bottom="0.106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ff0066" style:font-name="Source Sans Pro" fo:font-size="13.5pt" fo:letter-spacing="normal" fo:font-style="normal" fo:font-weight="bold"/>
    </style:style>
    <style:style style:name="T1" style:family="text">
      <style:text-properties fo:color="#cb3837" style:text-line-through-style="none" style:text-line-through-type="none" style:text-underline-style="none" style:text-blinking="false"/>
    </style:style>
    <style:style style:name="T2" style:family="text">
      <style:text-properties fo:font-variant="normal" fo:text-transform="none" fo:color="#333333" style:font-name="Source Sans Pro" fo:font-size="12pt" fo:letter-spacing="normal" fo:font-style="normal" fo:font-weight="normal"/>
    </style:style>
    <style:style style:name="T3" style:family="text">
      <style:text-properties fo:font-variant="normal" fo:text-transform="none" fo:color="#333333" style:font-name="Source Sans Pro" fo:font-size="12pt" fo:letter-spacing="normal" fo:font-style="normal" fo:font-weight="normal" officeooo:rsid="003630af"/>
    </style:style>
    <style:style style:name="T4" style:family="text">
      <style:text-properties fo:font-variant="normal" fo:text-transform="none" fo:color="#333333" style:font-name="Source Sans Pro" fo:font-size="13.5pt" fo:letter-spacing="normal" fo:font-style="normal" fo:font-weight="bold"/>
    </style:style>
    <style:style style:name="T5" style:family="text">
      <style:text-properties fo:font-variant="normal" fo:text-transform="none" fo:color="#333333" fo:letter-spacing="normal"/>
    </style:style>
    <style:style style:name="T6" style:family="text">
      <style:text-properties fo:font-variant="normal" fo:text-transform="none" fo:color="#333333" style:font-name="inherit" fo:font-size="12pt" fo:letter-spacing="normal" fo:font-style="normal" fo:font-weight="normal"/>
    </style:style>
    <style:style style:name="T7" style:family="text">
      <style:text-properties fo:font-variant="normal" fo:text-transform="none" fo:color="#333333" style:font-name="inherit" fo:font-size="12pt" fo:letter-spacing="normal" fo:font-style="normal" fo:font-weight="normal" officeooo:rsid="00345974"/>
    </style:style>
    <style:style style:name="T8" style:family="text">
      <style:text-properties fo:font-variant="normal" fo:text-transform="none" fo:color="#333333" style:font-name="inherit" fo:font-size="12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cb3837" style:text-line-through-style="none" style:text-line-through-type="none" style:font-name="Source Sans Pro" fo:font-size="12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cb3837" style:text-line-through-style="none" style:text-line-through-type="none" style:font-name="Source Sans Pro" fo:font-size="12pt" fo:letter-spacing="normal" fo:font-style="normal" style:text-underline-style="none" fo:font-weight="normal" officeooo:rsid="003630af" style:text-blinking="false"/>
    </style:style>
    <style:style style:name="T11" style:family="text">
      <style:text-properties fo:font-variant="normal" fo:text-transform="none" style:font-name="Source Sans Pro" fo:letter-spacing="normal" fo:font-style="normal" fo:font-weight="normal"/>
    </style:style>
    <style:style style:name="T12" style:family="text">
      <style:text-properties fo:font-variant="normal" fo:text-transform="none" style:font-name="Source Sans Pro" fo:letter-spacing="normal" fo:font-style="normal" fo:font-weight="normal" officeooo:rsid="002e50df"/>
    </style:style>
    <style:style style:name="T13" style:family="text">
      <style:text-properties fo:font-variant="normal" fo:text-transform="none" style:font-name="Source Sans Pro" fo:font-size="12pt" fo:letter-spacing="normal" fo:font-style="normal" fo:font-weight="normal"/>
    </style:style>
    <style:style style:name="T14" style:family="text">
      <style:text-properties fo:font-variant="normal" fo:text-transform="none" style:font-name="Source Sans Pro" fo:font-size="12pt" fo:letter-spacing="normal" fo:font-style="normal" fo:font-weight="normal" officeooo:rsid="002e50df"/>
    </style:style>
    <style:style style:name="T15" style:family="text">
      <style:text-properties fo:font-variant="normal" fo:text-transform="none" style:font-name="Source Sans Pro" fo:font-size="11pt" fo:letter-spacing="normal" fo:font-style="normal" fo:font-weight="normal" officeooo:rsid="002e50df"/>
    </style:style>
    <style:style style:name="T16" style:family="text">
      <style:text-properties fo:font-variant="normal" fo:text-transform="none" style:font-name="Source Sans Pro" fo:font-size="11pt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letter-spacing="normal" fo:font-style="normal" fo:font-weight="normal"/>
    </style:style>
    <style:style style:name="T18" style:family="text">
      <style:text-properties fo:font-variant="normal" fo:text-transform="none" fo:letter-spacing="normal" fo:font-style="normal" fo:font-weight="normal" officeooo:rsid="002b6917"/>
    </style:style>
    <style:style style:name="T19" style:family="text">
      <style:text-properties fo:font-variant="normal" fo:text-transform="none" fo:letter-spacing="normal" fo:font-style="normal" fo:font-weight="normal" officeooo:rsid="002b9cec"/>
    </style:style>
    <style:style style:name="T20" style:family="text">
      <style:text-properties fo:font-variant="normal" fo:text-transform="none" fo:letter-spacing="normal" fo:font-style="normal" fo:font-weight="normal" officeooo:rsid="002c67be"/>
    </style:style>
    <style:style style:name="T2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fo:font-size="12pt" fo:letter-spacing="normal" fo:font-style="normal" fo:font-weight="normal"/>
    </style:style>
    <style:style style:name="T23" style:family="text">
      <style:text-properties fo:font-variant="normal" fo:text-transform="none" fo:font-size="12pt" fo:letter-spacing="normal" fo:font-style="normal" fo:font-weight="normal" officeooo:rsid="002e7230"/>
    </style:style>
    <style:style style:name="T24" style:family="text">
      <style:text-properties fo:font-variant="normal" fo:text-transform="none" fo:font-size="12pt" fo:letter-spacing="normal" fo:font-style="normal" fo:font-weight="normal" officeooo:rsid="00308e16"/>
    </style:style>
    <style:style style:name="T25" style:family="text">
      <style:text-properties fo:font-variant="normal" fo:text-transform="none" fo:font-size="12pt" fo:letter-spacing="normal" fo:font-style="normal" fo:font-weight="bold" style:font-weight-asian="bold" style:font-weight-complex="bold"/>
    </style:style>
    <style:style style:name="T26" style:family="text">
      <style:text-properties fo:font-variant="normal" fo:text-transform="none" fo:color="#663300" fo:font-size="12pt" fo:letter-spacing="normal" fo:font-style="normal" fo:font-weight="normal" officeooo:rsid="00308e16"/>
    </style:style>
    <style:style style:name="T27" style:family="text">
      <style:text-properties fo:font-variant="normal" fo:text-transform="none" fo:color="#663300" fo:font-size="12pt" fo:letter-spacing="normal" fo:font-style="normal" fo:font-weight="bold" officeooo:rsid="00308e16" style:font-weight-asian="bold" style:font-weight-complex="bold"/>
    </style:style>
    <style:style style:name="T28" style:family="text">
      <style:text-properties fo:font-variant="normal" fo:text-transform="none" fo:color="#ff0000" fo:letter-spacing="normal" fo:font-style="normal" fo:font-weight="bold" officeooo:rsid="00301f4a" style:font-weight-asian="bold" style:font-weight-complex="bold"/>
    </style:style>
    <style:style style:name="T29" style:family="text">
      <style:text-properties fo:font-variant="normal" fo:text-transform="none" fo:color="#ff0000" fo:letter-spacing="normal" fo:font-style="normal" fo:font-weight="bold" officeooo:rsid="00308e16" style:font-weight-asian="bold" style:font-weight-complex="bold"/>
    </style:style>
    <style:style style:name="T30" style:family="text">
      <style:text-properties fo:font-variant="normal" fo:text-transform="none" fo:color="#ff0066" style:font-name="Source Sans Pro" fo:font-size="13.5pt" fo:letter-spacing="normal" fo:font-style="normal" fo:font-weight="bold"/>
    </style:style>
    <style:style style:name="T31" style:family="text">
      <style:text-properties officeooo:rsid="001ebd6b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216eef" style:font-weight-asian="bold" style:font-weight-complex="bold"/>
    </style:style>
    <style:style style:name="T34" style:family="text">
      <style:text-properties officeooo:rsid="0023254f"/>
    </style:style>
    <style:style style:name="T35" style:family="text">
      <style:text-properties officeooo:rsid="00244646"/>
    </style:style>
    <style:style style:name="T36" style:family="text">
      <style:text-properties officeooo:rsid="00262ce9"/>
    </style:style>
    <style:style style:name="T37" style:family="text">
      <style:text-properties officeooo:rsid="00282aee"/>
    </style:style>
    <style:style style:name="T38" style:family="text">
      <style:text-properties officeooo:rsid="002a0832"/>
    </style:style>
    <style:style style:name="T39" style:family="text">
      <style:text-properties officeooo:rsid="002d0f96"/>
    </style:style>
    <style:style style:name="T40" style:family="text">
      <style:text-properties fo:color="#ff0000"/>
    </style:style>
    <style:style style:name="T41" style:family="text">
      <style:text-properties fo:color="#ff0000" fo:font-weight="bold" style:font-weight-asian="bold" style:font-weight-complex="bold"/>
    </style:style>
    <style:style style:name="T42" style:family="text">
      <style:text-properties fo:color="#ff0000" fo:font-weight="bold" officeooo:rsid="00308e16" style:font-weight-asian="bold" style:font-weight-complex="bold"/>
    </style:style>
    <style:style style:name="T43" style:family="text">
      <style:text-properties fo:color="#663300" officeooo:rsid="00314835"/>
    </style:style>
    <style:style style:name="T44" style:family="text">
      <style:text-properties officeooo:rsid="00314835"/>
    </style:style>
    <style:style style:name="T45" style:family="text">
      <style:text-properties fo:color="#ff0066" officeooo:rsid="00314835"/>
    </style:style>
    <style:style style:name="T46" style:family="text">
      <style:text-properties fo:color="#ff0066" fo:font-weight="bold" officeooo:rsid="00314835" style:font-weight-asian="bold" style:font-weight-complex="bold"/>
    </style:style>
    <style:style style:name="T47" style:family="text">
      <style:text-properties officeooo:rsid="00345974"/>
    </style:style>
    <style:style style:name="T48" style:family="text">
      <style:text-properties officeooo:rsid="003630af"/>
    </style:style>
    <text:list-style style:name="L1">
      <text:list-level-style-bullet text:level="1" text:style-name="Bullet_20_Symbols" style:num-suffix="." text:bullet-char="•">
        <style:list-level-properties text:space-before="0.423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076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7"><text:a xlink:type="simple" xlink:href="https://www.npmjs.com/package/sql-to-json">https://www.npmjs.com/package/sql-to-json</text:a></text:p>
      <text:p text:style-name="P7"><text:a xlink:type="simple" xlink:href="https://github.com/yoavfeld/sql-to-json">https://github.com/yoavfeld/sql-to-json</text:a></text:p>
      <text:p text:style-name="P7"/>
      <text:p text:style-name="P8">Este objeto es una herramienta genérica para convertir sus tablas sql en un objeto json estructurado. El objeto obtiene un <text:span text:style-name="T32">cliente db conectado </text:span>y un <text:span text:style-name="T32">objeto json de </text:span><text:span text:style-name="T33">estructurado</text:span> que describe las tablas sql y la estructura json de salida</text:p>
      <text:p text:style-name="P8"/>
      <text:p text:style-name="P9">const SqlToJson = require('sql-to-json');</text:p>
      <text:p text:style-name="P24">const mysql = require('mysql'); // can be any sql db client with query method.</text:p>
      <text:p text:style-name="P25"> </text:p>
      <text:p text:style-name="P24">const mySqlDbClient = mysql.createConnection({credentials object});</text:p>
      <text:p text:style-name="P24">mySqlDbClient.connect();</text:p>
      <text:p text:style-name="P25"> </text:p>
      <text:p text:style-name="P24">const struct = {};</text:p>
      <text:p text:style-name="P25"> </text:p>
      <text:p text:style-name="P24">const instance = new SqlToJson(dbClient);</text:p>
      <text:p text:style-name="P24">yield* instance.executeGen(struct);</text:p>
      <text:p text:style-name="P25"> </text:p>
      <text:p text:style-name="P24">mySqlDbClient.end();</text:p>
      <text:p text:style-name="P10"/>
      <text:p text:style-name="P8"/>
      <text:p text:style-name="P8"/>
      <text:h text:style-name="P26" text:outline-level="2">Fichero estructurado</text:h>
      <text:p text:style-name="P3">The structure file is a json file that describes the sql tables and the output json structure. the structure is an hierarchy object that each of its levels describes a level in the output json. each level can be: a simple level - descbribes a simple value in the json and a nested level that describes a list (object or array) of many simple or nested levels inside. a special level always have a "fields" key that contains an array of objects that describe the nested levels.</text:p>
      <text:p text:style-name="P4">El <text:span text:style-name="T34">fichero</text:span> <text:span text:style-name="T34">estructurado es </text:span>un archivo json que describe las tablas sql y la estructura json de salida. La estructura es un <text:span text:style-name="T32">objeto de jerarquía</text:span> que <text:span text:style-name="T35">describe </text:span>cada uno de sus niveles en la salida json. Cada nivel puede ser: </text:p>
      <text:p text:style-name="P4"><text:span text:style-name="T35">U</text:span>n <text:span text:style-name="T32">nivel simple</text:span> – <text:span text:style-name="T35">que </text:span>describe un valor simple en el json</text:p>
      <text:p text:style-name="P4"><text:span text:style-name="T35">U</text:span>n <text:span text:style-name="T32">nivel anidado</text:span> - <text:s/>que describe una lista (objeto o <text:span text:style-name="T35">array</text:span>) de muchos niveles simples o anidados dentro. </text:p>
      <text:p text:style-name="P4">Un <text:span text:style-name="T32">nivel especial</text:span> siempre tiene una <text:span text:style-name="T36">llave </text:span>de "campos" que contiene un <text:span text:style-name="T36">array</text:span> de objetos que describen los niveles anidados.</text:p>
      <text:h text:style-name="P28" text:outline-level="3"><text:bookmark text:name="user-content-keys-description"/><text:soft-page-break/><text:line-break/></text:h>
      <text:h text:style-name="P27" text:outline-level="3">keys description:</text:h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P14">key<text:span text:style-name="T31">(Llave)</text:span></text:p>
            </table:table-cell>
            <table:table-cell table:style-name="Tabla1.B1" office:value-type="string">
              <text:p text:style-name="P13">Descripción</text:p>
            </table:table-cell>
            <table:table-cell table:style-name="Tabla1.B1" office:value-type="string">
              <text:p text:style-name="P14">values<text:span text:style-name="T31">(valores)</text:span></text:p>
            </table:table-cell>
            <table:table-cell table:style-name="Tabla1.B1" office:value-type="string">
              <text:p text:style-name="P14">mandatory<text:span text:style-name="T31">(obligatorios)</text:span></text:p>
            </table:table-cell>
          </table:table-row>
        </table:table-header-rows>
        <table:table-row>
          <table:table-cell table:style-name="Tabla1.A1" office:value-type="string">
            <text:p text:style-name="P11">type</text:p>
          </table:table-cell>
          <table:table-cell table:style-name="Tabla1.B1" office:value-type="string">
            <text:p text:style-name="P18"><text:span text:style-name="T17">tipo de nivel en el json</text:span></text:p>
          </table:table-cell>
          <table:table-cell table:style-name="Tabla1.B1" office:value-type="string">
            <text:p text:style-name="P11">array, object, string, json</text:p>
          </table:table-cell>
          <table:table-cell table:style-name="Tabla1.B1" office:value-type="string">
            <text:p text:style-name="P11">Yes</text:p>
          </table:table-cell>
        </table:table-row>
        <table:table-row>
          <table:table-cell table:style-name="Tabla1.A3" office:value-type="string">
            <text:p text:style-name="P11">query</text:p>
          </table:table-cell>
          <table:table-cell table:style-name="Tabla1.B3" office:value-type="string">
            <text:p text:style-name="P19"><text:span text:style-name="T37">consulta de dato desde la BD</text:span></text:p>
          </table:table-cell>
          <table:table-cell table:style-name="Tabla1.B3" office:value-type="string">
            <text:p text:style-name="P11"><text:span text:style-name="T37">string</text:span> o array of strings <text:span text:style-name="T37">con</text:span> <text:span text:style-name="T37">consultas sql</text:span></text:p>
          </table:table-cell>
          <table:table-cell table:style-name="Tabla1.B3" office:value-type="string">
            <text:p text:style-name="P11">No</text:p>
          </table:table-cell>
        </table:table-row>
        <table:table-row>
          <table:table-cell table:style-name="Tabla1.A1" office:value-type="string">
            <text:p text:style-name="P11">fields</text:p>
          </table:table-cell>
          <table:table-cell table:style-name="Tabla1.B1" office:value-type="string">
            <text:p text:style-name="P18"><text:span text:style-name="T18">Array</text:span><text:span text:style-name="T17"> de los campos de estos elementos (véase el encabezado de los campos a continuación)</text:span></text:p>
          </table:table-cell>
          <table:table-cell table:style-name="Tabla1.B1" office:value-type="string">
            <text:p text:style-name="P11">array of objects</text:p>
          </table:table-cell>
          <table:table-cell table:style-name="Tabla1.B1" office:value-type="string">
            <text:p text:style-name="P11">No</text:p>
          </table:table-cell>
        </table:table-row>
        <table:table-row>
          <table:table-cell table:style-name="Tabla1.A3" office:value-type="string">
            <text:p text:style-name="P11">keyField</text:p>
          </table:table-cell>
          <table:table-cell table:style-name="Tabla1.B3" office:value-type="string">
            <text:p text:style-name="P20"><text:span text:style-name="T17">(Sólo puede aparecer cuando </text:span><text:span text:style-name="T21">type=object</text:span><text:span text:style-name="T17"> del primer campo anidado) Un campo </text:span><text:span text:style-name="T19">desde </text:span><text:span text:style-name="T17">la consulta que sus valores se utilizarán como </text:span><text:span text:style-name="T19">llaves</text:span><text:span text:style-name="T17"> de los valores del objeto</text:span></text:p>
          </table:table-cell>
          <table:table-cell table:style-name="Tabla1.B3" office:value-type="string">
            <text:p text:style-name="P11">name of a field from the query</text:p>
          </table:table-cell>
          <table:table-cell table:style-name="Tabla1.B3" office:value-type="string">
            <text:p text:style-name="P11">No</text:p>
          </table:table-cell>
        </table:table-row>
        <table:table-row>
          <table:table-cell table:style-name="Tabla1.A1" office:value-type="string">
            <text:p text:style-name="P11">refField</text:p>
          </table:table-cell>
          <table:table-cell table:style-name="Tabla1.B1" office:value-type="string">
            <text:p text:style-name="P18"><text:span text:style-name="T17">Un campo o campos de</text:span><text:span text:style-name="T20">sde</text:span><text:span text:style-name="T17"> la consulta que sus valores se utilizarán como referencia para la consulta de los campos anidados de este nivel</text:span></text:p>
          </table:table-cell>
          <table:table-cell table:style-name="Tabla1.B1" office:value-type="string">
            <text:p text:style-name="P11">string o array <text:span text:style-name="T39">de</text:span> strings (<text:span text:style-name="T39">nombre de </text:span><text:s/>column<text:span text:style-name="T39">as <text:s/>de BD</text:span>)</text:p>
          </table:table-cell>
          <table:table-cell table:style-name="Tabla1.B1" office:value-type="string">
            <text:p text:style-name="P11">No</text:p>
          </table:table-cell>
        </table:table-row>
        <table:table-row>
          <table:table-cell table:style-name="Tabla1.A3" office:value-type="string">
            <text:p text:style-name="P11">dbName</text:p>
          </table:table-cell>
          <table:table-cell table:style-name="Tabla1.B3" office:value-type="string">
            <text:p text:style-name="P18"><text:span text:style-name="T17">Nombre de la columna </text:span><text:span text:style-name="T20">de bd</text:span><text:span text:style-name="T17"> de este campo</text:span></text:p>
          </table:table-cell>
          <table:table-cell table:style-name="Tabla1.B3" office:value-type="string">
            <text:p text:style-name="P11">string</text:p>
          </table:table-cell>
          <table:table-cell table:style-name="Tabla1.B3" office:value-type="string">
            <text:p text:style-name="P11">only for simple levels</text:p>
          </table:table-cell>
        </table:table-row>
        <table:table-row>
          <table:table-cell table:style-name="Tabla1.A1" office:value-type="string">
            <text:p text:style-name="P11">name</text:p>
          </table:table-cell>
          <table:table-cell table:style-name="Tabla1.B1" office:value-type="string">
            <text:p text:style-name="P12">Nombre de la clave en la salida json que contendrá este valor</text:p>
            <text:p text:style-name="P12"/>
          </table:table-cell>
          <table:table-cell table:style-name="Tabla1.B1" office:value-type="string">
            <text:p text:style-name="P11">string</text:p>
          </table:table-cell>
          <table:table-cell table:style-name="Tabla1.B1" office:value-type="string">
            <text:p text:style-name="P11">only for simple levels</text:p>
          </table:table-cell>
        </table:table-row>
        <table:table-row>
          <table:table-cell table:style-name="Tabla1.A3" office:value-type="string">
            <text:p text:style-name="P11">nullable</text:p>
          </table:table-cell>
          <table:table-cell table:style-name="Tabla1.B3" office:value-type="string">
            <text:p text:style-name="P16"><text:span text:style-name="T11">Si es true, cre</text:span><text:span text:style-name="T12">a</text:span><text:span text:style-name="T11"> este campo incluso si el valor </text:span><text:span text:style-name="T12">de bd</text:span><text:span text:style-name="T11"> es nulo o vacío</text:span></text:p>
          </table:table-cell>
          <table:table-cell table:style-name="Tabla1.B3" office:value-type="string">
            <text:p text:style-name="P11">boolean</text:p>
          </table:table-cell>
          <table:table-cell table:style-name="Tabla1.B3" office:value-type="string">
            <text:p text:style-name="P11">No</text:p>
          </table:table-cell>
        </table:table-row>
        <table:table-row>
          <table:table-cell table:style-name="Tabla1.A1" office:value-type="string">
            <text:p text:style-name="P11">preLoadTables</text:p>
          </table:table-cell>
          <table:table-cell table:style-name="Tabla1.B1" office:value-type="string">
            <text:p text:style-name="P18"><text:span text:style-name="T22">(Puede aparecer </text:span><text:span text:style-name="T25">sólo en el primer nivel</text:span><text:span text:style-name="T22">) </text:span><text:span text:style-name="T23">Es u</text:span><text:span text:style-name="T22">n objeto que describe </text:span><text:span text:style-name="T23">las </text:span><text:span text:style-name="T22">consultas SQL que se ejecutarán en el inicio del proceso sql-to-json y podrían ser accedidas por </text:span><text:span text:style-name="T23">las </text:span><text:span text:style-name="T22">consultas memQuery. (Véase el ejemplo siguiente)</text:span></text:p>
            <text:p text:style-name="P22"/>
            <text:p text:style-name="P22"><text:s text:c="2"/>"preLoadTables": {</text:p>
            <text:p text:style-name="P22"><text:s text:c="8"/>"<text:span text:style-name="T41">llave</text:span><text:span text:style-name="T42">1</text:span>": "consulta",</text:p>
            <text:p text:style-name="P23"><text:s text:c="8"/>"<text:span text:style-name="T41">llave</text:span><text:span text:style-name="T42">2</text:span>": "consulta"</text:p>
            <text:p text:style-name="P22"><text:s text:c="3"/>},</text:p>
          </table:table-cell>
          <table:table-cell table:style-name="Tabla1.B1" office:value-type="string">
            <text:p text:style-name="P11">object</text:p>
          </table:table-cell>
          <table:table-cell table:style-name="Tabla1.B1" office:value-type="string">
            <text:p text:style-name="P11">No</text:p>
          </table:table-cell>
        </table:table-row>
        <table:table-row>
          <table:table-cell table:style-name="Tabla1.A3" office:value-type="string">
            <text:p text:style-name="P11">memQuery</text:p>
          </table:table-cell>
          <table:table-cell table:style-name="Tabla1.B3" office:value-type="string">
            <text:p text:style-name="P21"><text:span text:style-name="T22">Una consulta SQL desde la memoria</text:span><text:span text:style-name="T24">(</text:span><text:span text:style-name="T27">es </text:span><text:soft-page-break/><text:span text:style-name="T27">decir ya la consulta se hizo con preLoadTables ahora se encuentra en la ram</text:span><text:span text:style-name="T24">)</text:span><text:span text:style-name="T22">. Los nombres de tablas que se pueden utilizar en estas consultas son las </text:span><text:span text:style-name="T28">llave</text:span><text:span text:style-name="T22"> del objeto preLoadTables (véase el ejemplo siguiente)</text:span></text:p>
          </table:table-cell>
          <table:table-cell table:style-name="Tabla1.B3" office:value-type="string">
            <text:p text:style-name="P11">string or array <text:soft-page-break/><text:span text:style-name="T38">de</text:span> strings <text:span text:style-name="T38">con</text:span> <text:span text:style-name="T38">consultas </text:span>sql </text:p>
          </table:table-cell>
          <table:table-cell table:style-name="Tabla1.B3" office:value-type="string">
            <text:p text:style-name="P11">No</text:p>
          </table:table-cell>
        </table:table-row>
        <table:table-row>
          <table:table-cell table:style-name="Tabla1.A1" office:value-type="string">
            <text:p text:style-name="P11">preDefinedkeys</text:p>
          </table:table-cell>
          <table:table-cell table:style-name="Tabla1.B1" office:value-type="string">
            <text:p text:style-name="P17"><text:span text:style-name="T11">(Puede aparecer sólo para </text:span><text:span text:style-name="T16">type=object</text:span><text:span text:style-name="T11">) un </text:span><text:span text:style-name="T12">array </text:span><text:span text:style-name="T11">de cadenas codificadas duras</text:span><text:span text:style-name="T12">(</text:span><text:span text:style-name="T15">hard coded strings</text:span><text:span text:style-name="T12">)</text:span><text:span text:style-name="T11"> que se utilizarán como </text:span><text:span text:style-name="T12">llaves</text:span><text:span text:style-name="T11"> del objeto (en lugar del resultado de la consulta por ejemplo)</text:span></text:p>
          </table:table-cell>
          <table:table-cell table:style-name="Tabla1.B1" office:value-type="string">
            <text:p text:style-name="P11">array of strings</text:p>
          </table:table-cell>
          <table:table-cell table:style-name="Tabla1.B1" office:value-type="string">
            <text:p text:style-name="P11">No</text:p>
          </table:table-cell>
        </table:table-row>
        <table:table-row>
          <table:table-cell table:style-name="Tabla1.A3" office:value-type="string">
            <text:p text:style-name="P11">diver</text:p>
          </table:table-cell>
          <table:table-cell table:style-name="Tabla1.B3" office:value-type="string">
            <text:p text:style-name="P16"><text:span text:style-name="T11">Si es </text:span><text:span text:style-name="T12">true</text:span><text:span text:style-name="T11">, </text:span><text:span text:style-name="T12">establece </text:span><text:span text:style-name="T11">un objeto anidado que las </text:span><text:span text:style-name="T12">llaves</text:span><text:span text:style-name="T11"> son los primeros campos [numOfKes] que aparecen en la consulta en este nivel.</text:span></text:p>
          </table:table-cell>
          <table:table-cell table:style-name="Tabla1.B3" office:value-type="string">
            <text:p text:style-name="P11">boolean</text:p>
          </table:table-cell>
          <table:table-cell table:style-name="Tabla1.B3" office:value-type="string">
            <text:p text:style-name="P11">No</text:p>
          </table:table-cell>
        </table:table-row>
        <table:table-row>
          <table:table-cell table:style-name="Tabla1.A1" office:value-type="string">
            <text:p text:style-name="P11">numOfKeys</text:p>
          </table:table-cell>
          <table:table-cell table:style-name="Tabla1.B1" office:value-type="string">
            <text:p text:style-name="P16"><text:span text:style-name="T11">Número de los primeros campos que aparecen en la consulta que deberían ser </text:span><text:span text:style-name="T12">llaves </text:span><text:span text:style-name="T11">del objeto anidado.</text:span></text:p>
          </table:table-cell>
          <table:table-cell table:style-name="Tabla1.B1" office:value-type="string">
            <text:p text:style-name="P11">number</text:p>
          </table:table-cell>
          <table:table-cell table:style-name="Tabla1.B1" office:value-type="string">
            <text:p text:style-name="P11">Yes - if diver=true</text:p>
          </table:table-cell>
        </table:table-row>
        <table:table-row>
          <table:table-cell table:style-name="Tabla1.A3" office:value-type="string">
            <text:p text:style-name="P11">logLevel</text:p>
          </table:table-cell>
          <table:table-cell table:style-name="Tabla1.B3" office:value-type="string">
            <text:p text:style-name="P11"><text:span text:style-name="T13">Si se establece </text:span><text:span text:style-name="T14">a</text:span><text:span text:style-name="T13"> DEBUG, sql-to-json imprimirá información de depuración para el nivel actual. Útil para depurar</text:span></text:p>
          </table:table-cell>
          <table:table-cell table:style-name="Tabla1.B3" office:value-type="string">
            <text:p text:style-name="P11">"DEBUG"</text:p>
          </table:table-cell>
          <table:table-cell table:style-name="Tabla1.B3" office:value-type="string">
            <text:p text:style-name="P11">No</text:p>
          </table:table-cell>
        </table:table-row>
      </table:table>
      <text:p text:style-name="P1"><text:line-break/><text:span text:style-name="T30">fields</text:span></text:p>
      <text:p text:style-name="P3">La <text:span text:style-name="T44">array</text:span> de <text:span text:style-name="T46">fields</text:span><text:span text:style-name="T44"> </text:span>de la estructura json se utiliza para describir el siguiente nivel en la salida json. Los campos deben aparecer sólo cuando type es list (object o array).</text:p>
      <text:h text:style-name="P30" text:outline-level="4"><text:bookmark text:name="user-content-query"/>query</text:h>
      <text:p text:style-name="P5">En la consulta puede utilizar cualquier sql que sea legal por su base de datos. Puede utilizar enlaces <text:span text:style-name="T47">de </text:span>param<text:span text:style-name="T47">e</text:span>tr<text:span text:style-name="T47">os</text:span> que se rellenará con la <text:span text:style-name="T32">referencia archivada </text:span>o <text:span text:style-name="T32">campos del último nivel</text:span> que tenga la clave <text:span text:style-name="T32">refField</text:span>.</text:p>
      <text:list xml:id="list1244146128193797873" text:style-name="L2">
        <text:list-item>
          <text:p text:style-name="P6">Nota: es mucho mejor utilizar memQuery y no consulta para evitar demasiadas peticiones a su <text:span text:style-name="T48">bd</text:span> y luego obtener mejores prestaciones.</text:p>
        </text:list-item>
      </text:list>
      <text:h text:style-name="P29" text:outline-level="4"><text:bookmark text:name="user-content-memquery1"/><text:soft-page-break/><text:line-break/></text:h>
      <text:h text:style-name="P30" text:outline-level="4"><text:bookmark text:name="user-content-memquery"/>memQuery</text:h>
      <text:p text:style-name="P2"><text:span text:style-name="T2">En el memQuery puede utilizar cualquier sql que </text:span><text:span text:style-name="T3">sea </text:span><text:span text:style-name="T2">legal por npm </text:span><text:span text:style-name="T3">la </text:span><text:a xlink:type="simple" xlink:href="https://www.npmjs.com/package/alasql">biblioteca</text:a><text:span text:style-name="T10"> </text:span><text:a xlink:type="simple" xlink:href="https://www.npmjs.com/package/alasql"><text:span text:style-name="T1">alasql</text:span></text:a><text:span text:style-name="T5"> </text:span><text:span text:style-name="T2">. Puede utilizar</text:span><text:bookmark text:name="user-content-example"/><text:span text:style-name="T2"> </text:span><text:span text:style-name="T6">enlaces </text:span><text:span text:style-name="T7">de </text:span><text:span text:style-name="T6">param</text:span><text:span text:style-name="T7">e</text:span><text:span text:style-name="T6">tr</text:span><text:span text:style-name="T7">os</text:span><text:span text:style-name="T6"> que se rellenará con la </text:span><text:span text:style-name="T8">referencia archivada </text:span><text:span text:style-name="T6">o </text:span><text:span text:style-name="T8">campos del último nivel</text:span><text:span text:style-name="T6"> que tenga la clave </text:span><text:span text:style-name="T8">refField</text:span><text:span text:style-name="T6">.</text:span><text:lin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, monospace"/>
    <style:font-face style:name="Source Sans Pro" svg:font-family="'Source Sans Pro', 'Lucida Grande'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2:25:36.768408264</meta:creation-date>
    <dc:date>2017-08-29T15:36:14.124324168</dc:date>
    <meta:editing-duration>PT3H9M43S</meta:editing-duration>
    <meta:editing-cycles>25</meta:editing-cycles>
    <meta:generator>LibreOffice/4.2.8.2$Linux_X86_64 LibreOffice_project/420m0$Build-2</meta:generator>
    <meta:document-statistic meta:table-count="1" meta:image-count="0" meta:object-count="0" meta:page-count="4" meta:paragraph-count="95" meta:word-count="765" meta:character-count="4649" meta:non-whitespace-character-count="3936"/>
  </office:meta>
</office:document-meta>
</file>